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style:text-autospace="none"/>
      <style:text-properties style:use-window-font-color="true" style:font-name="Helvetica" fo:font-size="12pt" style:font-name-asian="Helvetica" style:font-size-asian="12pt" style:font-name-complex="Helvetica" style:font-size-complex="12pt"/>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list-style-name="L5">
      <style:text-properties fo:font-weight="normal" style:font-weight-asian="normal" style:font-weight-complex="normal"/>
    </style:style>
    <style:style style:name="P7" style:family="paragraph" style:parent-style-name="Standard" style:list-style-name="L6">
      <style:text-properties fo:font-weight="normal" style:font-weight-asian="normal" style:font-weight-complex="normal"/>
    </style:style>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7"/>
    <style:style style:name="P12" style:family="paragraph" style:parent-style-name="Standard" style:list-style-name="L8"/>
    <style:style style:name="P13" style:family="paragraph" style:parent-style-name="Standard" style:list-style-name="L9"/>
    <style:style style:name="P14" style:family="paragraph" style:parent-style-name="Standard" style:list-style-name="L10"/>
    <style:style style:name="P15" style:family="paragraph" style:parent-style-name="Standard" style:list-style-name="L11"/>
    <style:style style:name="P16" style:family="paragraph" style:parent-style-name="Standard" style:list-style-name="L12"/>
    <style:style style:name="P17" style:family="paragraph" style:parent-style-name="Standard" style:list-style-name="L13"/>
    <style:style style:name="P18" style:family="paragraph" style:parent-style-name="Standard" style:list-style-name="L14">
      <style:text-properties fo:font-size="12pt" fo:font-style="italic" style:font-size-asian="12pt" style:font-style-asian="italic" style:font-size-complex="12pt" style:font-style-complex="italic"/>
    </style:style>
    <style:style style:name="P19" style:family="paragraph" style:parent-style-name="Standard" style:list-style-name="L14">
      <style:text-properties style:use-window-font-color="true" style:font-name="Helvetica" fo:font-size="12pt" fo:font-style="italic" style:font-name-asian="Helvetica" style:font-size-asian="12pt" style:font-style-asian="italic" style:font-name-complex="Helvetica" style:font-size-complex="12pt" style:font-style-complex="italic"/>
    </style:style>
    <style:style style:name="P20" style:family="paragraph" style:parent-style-name="Standard">
      <style:paragraph-properties style:text-autospace="none"/>
      <style:text-properties style:use-window-font-color="true" style:font-name="Helvetica" fo:font-size="12pt" style:font-name-asian="Helvetica" style:font-size-asian="12pt" style:font-name-complex="Helvetica" style:font-size-complex="12pt"/>
    </style:style>
    <style:style style:name="P21" style:family="paragraph" style:parent-style-name="Heading_20_3">
      <style:paragraph-properties style:text-autospace="none"/>
      <style:text-properties style:use-window-font-color="true" style:font-name="Helvetica" fo:font-size="12pt" style:font-name-asian="Helvetica" style:font-size-asian="12pt" style:font-name-complex="Helvetica" style:font-size-complex="12pt"/>
    </style:style>
    <style:style style:name="P22" style:family="paragraph" style:parent-style-name="Text_20_body" style:list-style-nam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style:use-window-font-color="true" style:font-name="Helvetica" fo:font-size="12pt" style:font-name-asian="Helvetica" style:font-size-asian="12pt" style:font-name-complex="Helvetica" style:font-size-complex="12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Engine Startup/Shutdown</text:p>
      <text:list xml:id="list431223325" text:style-name="L1">
        <text:list-item>
          <text:p text:style-name="P5">heavy use of singleton-pattern</text:p>
        </text:list-item>
        <text:list-item>
          <text:p text:style-name="P5">subsystems accessible through e.g. a root-singleton</text:p>
          <text:p text:style-name="P5"/>
        </text:list-item>
      </text:list>
      <text:p text:style-name="P1">Memory-Management</text:p>
      <text:list xml:id="list1533625094" text:style-name="L2">
        <text:list-item>
          <text:p text:style-name="P8">write own allocator to reduce dynamic allocation during mainloop as much as possible. The key is to allocate in the beginning a single block as big as possible (e.g. 512 MB) and then manage it with special paradigms like stack, ...</text:p>
        </text:list-item>
        <text:list-item>
          <text:p text:style-name="P8">take care of memory layout and packing</text:p>
        </text:list-item>
        <text:list-item>
          <text:p text:style-name="P8">take care to implement Cache-Friendly</text:p>
        </text:list-item>
      </text:list>
      <text:p text:style-name="Standard"/>
      <text:p text:style-name="P1">Math</text:p>
      <text:list xml:id="list317817019" text:style-name="L3">
        <text:list-item>
          <text:p text:style-name="P9">use a special math-library for games which provides math for vectors, matrices, quaternion,...</text:p>
          <text:p text:style-name="P9"/>
        </text:list-item>
      </text:list>
      <text:p text:style-name="P1">C++ Stuff</text:p>
      <text:list xml:id="list1276886597" text:style-name="L4">
        <text:list-item>
          <text:p text:style-name="P10"><text:span text:style-name="T3">Collections</text:span><text:span text:style-name="T2">.</text:span> Take care of memory allocation patterns. the more general purpose the more caution. e.g. STL makes heavy use of dynamic allocation. either write own collection library or use libs specially designed for low memory consumption and/or for use in embedded systems e.g. STLPort</text:p>
        </text:list-item>
      </text:list>
      <text:list xml:id="list586135922" text:style-name="L5">
        <text:list-item>
          <text:p text:style-name="P6"><text:span text:style-name="T1">Exceptions</text:span> provide elegant way to catch errors but could cause very expensive stack-rollbacks</text:p>
        </text:list-item>
        <text:list-item>
          <text:p text:style-name="P6"><text:span text:style-name="T1">UID</text:span> Beware of string identifiers because of high cost of comparisons of two strings within a tight loop compared to the comparison of two ints. explore the use of hashcodes.</text:p>
        </text:list-item>
        <text:list-item>
          <text:p text:style-name="P6">because of special allocators (and the implicit defragmentation) empower smart-pointers or handles instead of plain old direct <text:span text:style-name="T1">pointers</text:span>.</text:p>
        </text:list-item>
      </text:list>
      <text:p text:style-name="P1"/>
      <text:p text:style-name="P1">File Management</text:p>
      <text:list xml:id="list613158909" text:style-name="L6">
        <text:list-item>
          <text:p text:style-name="P7">encapsulate platform dependent filesystem access on platform-independent api for platform independency.</text:p>
        </text:list-item>
        <text:list-item>
          <text:p text:style-name="P7">asynchronus data-loading from file can be implemented behind such an API. This empowers the engine to do streaming.</text:p>
        </text:list-item>
        <text:list-item>
          <text:p text:style-name="P7">organize files as contiguous bulks e.g. zip file to minimize seek overhead</text:p>
        </text:list-item>
      </text:list>
      <text:p text:style-name="Standard"/>
      <text:p text:style-name="P1">Resource Management</text:p>
      <text:list xml:id="list233863564" text:style-name="L7">
        <text:list-item>
          <text:p text:style-name="P11">loading and setup of resources (textures, sound, meshes, materials,...)</text:p>
        </text:list-item>
        <text:list-item>
          <text:p text:style-name="P11">lifecycle of a resource very important: when exactly need to be in ram/vram and when about to be deleted</text:p>
        </text:list-item>
      </text:list>
      <text:p text:style-name="Standard"/>
      <text:p text:style-name="P1">Main-Loop</text:p>
      <text:list xml:id="list740034728" text:style-name="L8">
        <text:list-item>
          <text:p text:style-name="P12">multicore</text:p>
          <text:p text:style-name="P12"/>
        </text:list-item>
      </text:list>
      <text:p text:style-name="P1">Object-Model</text:p>
      <text:p text:style-name="Standard">- inter-gameobject-communication by event/message system (implement a powerful event-system which can also be used and extenden by scripting)</text:p>
      <text:p text:style-name="Standard">- property system</text:p>
      <text:p text:style-name="Standard">- state caching for coherency because of intermediate results and multithreading results</text:p>
      <text:p text:style-name="Standard">- multicore: the subsystem posts the result as an event in the game object and/or alters the state caceh (the posting is in fact an alteration of the state-cache)</text:p>
      <text:p text:style-name="Standard">- composite pattern for aggregates and dependencies (vehicles, platforms)</text:p>
      <text:p text:style-name="Standard">- game objects are at each time in one or more well defined state(s) and can switch into multiple <text:soft-page-break/>states</text:p>
      <text:p text:style-name="Standard">- a state defines behaviour on events and behaviour ouver time (e.g. „take cover“ will react differently on the event „shot“ then „attack“ , also the behaviour over time is in this case different then attack – the object will try to find cover for some time instead of shooting)</text:p>
      <text:p text:style-name="Standard">- events are either system/subsystem or script generated (e.g. subsystem event: „collides with“, „in line of sith with“,...)</text:p>
      <text:p text:style-name="Standard">- events can trigger other events</text:p>
      <text:p text:style-name="Standard">- events can call system/subsystem functionality (e.g. play/stop animation, play/stop sound, play or activate/deactivate effect,..)</text:p>
      <text:p text:style-name="Standard">- most calls to system/subsystems are internally wraped as tasks and exectuted when the subsystem is updating or the tasks are executed in an execution thread.</text:p>
      <text:p text:style-name="Standard"/>
      <text:p text:style-name="P1">Script System</text:p>
      <text:p text:style-name="Standard">- must be integrated seamlessley with the game object system</text:p>
      <text:p text:style-name="Standard">- define new events</text:p>
      <text:p text:style-name="Standard">- react on any event</text:p>
      <text:p text:style-name="Standard">- call system/subsystem functionality</text:p>
      <text:p text:style-name="Standard">- should be attachable very easy to each game object</text:p>
      <text:p text:style-name="Standard">- express global gameflow/gameobjectives by vector-statemachine (multiple states active at one time)</text:p>
      <text:list xml:id="list926982788" text:style-name="L9">
        <text:list-item>
          <text:p text:style-name="P13">powerful but efficient (python, squirrel,?)</text:p>
          <text:p text:style-name="P13"/>
        </text:list-item>
      </text:list>
      <text:p text:style-name="P1">Networking</text:p>
      <text:list xml:id="list1285799154" text:style-name="L10">
        <text:list-item>
          <text:p text:style-name="P14">use existing lib</text:p>
          <text:p text:style-name="P14"/>
        </text:list-item>
      </text:list>
      <text:p text:style-name="P1">AI</text:p>
      <text:list xml:id="list231424849" text:style-name="L11">
        <text:list-item>
          <text:p text:style-name="P15">find existing lib</text:p>
        </text:list-item>
        <text:list-item>
          <text:p text:style-name="P15">tight integration with object-states</text:p>
          <text:p text:style-name="P15"/>
        </text:list-item>
      </text:list>
      <text:p text:style-name="P1">Sound</text:p>
      <text:list xml:id="list301927607" text:style-name="L12">
        <text:list-item>
          <text:p text:style-name="P16">use OpenAL + alut: 3D-sound, doppler effect ?</text:p>
        </text:list-item>
      </text:list>
      <text:p text:style-name="Standard"/>
      <text:p text:style-name="P1">Input</text:p>
      <text:list xml:id="list2064797018" text:style-name="L13">
        <text:list-item>
          <text:p text:style-name="P17">use SDL because OIS not working</text:p>
        </text:list-item>
      </text:list>
      <text:p text:style-name="Standard"/>
      <text:p text:style-name="P3">Further Readings:</text:p>
      <text:list xml:id="list929575688" text:style-name="L14">
        <text:list-item>
          <text:p text:style-name="P18">Modern C++</text:p>
        </text:list-item>
        <text:list-item>
          <text:p text:style-name="P18">Game Gems 1</text:p>
        </text:list-item>
        <text:list-item>
          <text:p text:style-name="P18">Game Gems 2</text:p>
        </text:list-item>
        <text:list-item>
          <text:p text:style-name="P19">Mathematics for computergraphics [28]</text:p>
        </text:list-item>
      </text:list>
      <text:p text:style-name="P4">Advanced global illumination [8]</text:p>
      <text:p text:style-name="P4">Large scale c++ software design [27]</text:p>
      <text:p text:style-name="P20">9, 10?</text:p>
      <text:p text:style-name="P20"/>
      <text:p text:style-name="P20">Notes done in Mail:</text:p>
      <text:p text:style-name="P20"/>
      <text:p text:style-name="P20">SubSystem Entities</text:p>
      <text:p text:style-name="P20">gameobject is almost always part of multiple subsystems e.g. renderer, physics and audio .each subsystem requires specific data, functionality and definitions from the gameobject to know how to represent it. e.g. the renderer needs a model, materialdefinitions, textures for visual representation, orientation in space,...; physics need <text:soft-page-break/>boundary descriptions either in vertices or in functional form (sphere equation,...) mass parameters, orientation in space; audio needs stuff like velocity, position of the audiosource,... this stuff must not be handled through the propertysystem because its system inherent. the propertysystem ist just there to allow scripters and data-definitions to define as many as necessary properties for a specific gameobject e.g. health, mana, ammo,... the subsystem specific stuff is handled by introducing a factory method (in fact: an abstract factory method -&gt; the subsystem becomes an abstract factory) which instantiates a concrete implementation of a so called SubSystemEntity. This entity encapsulates all data and functionality a subsystem needs to have to operate on a gameobject. A big thing is that SubSystemEntities of a GameObject must be able to communicate with each other without knowing exactly who they are. e.g. the physics subsystems regularly updates the gameobjects orientation matrix. sometimes (as fast as rendering can happen) the renderer will get the orientationmatrix from his subsystementity of the according gameobject so either the physicssubsystementity must push the data to the renderersubsystementity or the rendererssentity pulls it from the physicsssentity (the last one would be the best choice). Initialization happens then as follows:the core iterates over all dataelements of a gameobject xml-definition. when it detects a section for a subsystem (e.g. &lt;renderer&gt;) it searches the according subsystem and query for a subsystem entity. then the dataelement for this subsystementity is passed to the entity which knows how to initialize it self.: XMLElement subSystemDefinition = XXX;string subSystemType = subSystemDefinition.getName();SubSystem* subSys = Core::getSubSystemByType(subSystemType );if (subSys != 0 )  SubSystemEntity* ent = subSys-&gt;createEntity();   ent-&gt;initialize(subSystemDefinition);endif</text:p>
      <text:p text:style-name="P20"/>
      <text:p text:style-name="P20">subsystem layering</text:p>
      <text:p text:style-name="P20">all spacial movement is done through physics =&gt; each object which wants to be moved must have a physicentityinstance. animation is not considered as spacial movment.ai controls objecmovment on a highlevel: moveTo, accelerate, turnLeft,... these calls do regular calls to physics to update positions and the ai itself controls if the movement has finished.</text:p>
      <text:p text:style-name="P20"/>
      <text:p text:style-name="P20"><text:a xlink:type="simple" xlink:href="http://www.codeproject.com/kb/cpp/allocator.aspx">http://www.codeproject.com/kb/cpp/allocator.aspx</text:a></text:p>
      <text:p text:style-name="P20"/>
      <text:p text:style-name="P20">Scene: holds the scenegraph, allows adding and manipulation of nodesSceneGraph: hierarchical representation of the scene in nodeseSceneGraphnode: a node withing the scenegraph holding information for the renderer ( geominstance, effects/material, light,...)Renderer: traverses the scenegraph, sorting (transparent,...), visibility culling ( frustum culling, occlusion culling), multiple passes for effects/materials GeomTypes: represents different types of renderable objects (mesh, sphere, teapot, volumes, sprites, text, particles)GeomInstance: an instance of a geomtypeEffects/Materials: holds textures, shaders and code when multiple passes are necessary</text:p>
      <text:p text:style-name="P20"/>
      <text:p text:style-name="P20">boost-containers with memorypool-allocators</text:p>
      <text:p text:style-name="P20"/>
      <text:p text:style-name="P20">- each subsystementity can have controlers registered with it. these controlers allow for interchange of data between subsystementities through a generic interface. e.g. graphicsentity can have controlers which can modify: vertices, vertexindices, vertextnormals, ... most important: transformation for positional and rotational changes. an audioentity can have controler which can modify: position, velocity, the distance how far <text:soft-page-break/>the sound can be heard... - the adding/removing of controlers occurs in the ISubSystemEntity-Interface through add/removeControler( IControler* );- the controler hast just one pure virtual method which allowes to query the type of the controler. - for each controlertype a new interface should be introduced e.g. the renderer provides controler-interfaces like ITransformationControler. the AudioSystem provides IAudioSourceControler.- during each synced step of the main-loop the subsystementity casts each controler based upon its exposed type to its interface and calls update on it and passes itself as argument.</text:p>
      <text:p text:style-name="P20"/>
      <text:h text:style-name="P21" text:outline-level="3">Artificial Intelligence for Games</text:h>
      <text:p text:style-name="P22"><text:a xlink:type="simple" xlink:href="http://www.ai4g.com/http://ai4games.sourceforge.net/">http://www.ai4g.com/http://ai4games.sourceforge.net/</text:a></text:p>
      <text:p text:style-name="P22"><text:span text:style-name="T4"/></text:p>
      <text:p text:style-name="P22"><text:span text:style-name="T4">Stroustrup: C++ Scott Meyers: Effective STLAndrei Alexandrescu: Modern C++ DesignAllocato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9-11-16T21:53:31</meta:creation-date>
    <dc:date>2010-09-27T13:26:24</dc:date>
    <dc:language>de-AT</dc:language>
    <meta:editing-cycles>35</meta:editing-cycles>
    <meta:editing-duration>PT00H55M08S</meta:editing-duration>
    <meta:document-statistic meta:table-count="0" meta:image-count="0" meta:object-count="0" meta:page-count="4" meta:paragraph-count="72" meta:word-count="1218" meta:character-count="8421"/>
    <meta:user-defined meta:name="Info 1"/>
    <meta:user-defined meta:name="Info 2"/>
    <meta:user-defined meta:name="Info 3"/>
    <meta:user-defined meta:name="Info 4"/>
  </office:meta>
</office:document-meta>
</file>